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8897003906682117285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28344359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"><text:soft-page-break/><text:span text:style-name="T5">Sat May 19, 2018</text:span> 6.21 miles</text:p>
      <text:p text:style-name="P2">I ran 10K on a very hilly course and averaged 11:57/mile. <text:s/>The sum of all the accents on the course is 830 ft as measured using Google Earth.</text:p>
      <text:p text:style-name="P1"/>
      <text:p text:style-name="P2">Sun May 20, 2018<text:span text:style-name="T1"> 5.02 miles</text:span></text:p>
      <text:p text:style-name="P2">I ran 5.02 miles on a very hilly course and averaged 11:00/mile. <text:s/>The sum of all the accents on the course is 535 ft as measured using Google Earth.</text:p>
      <text:p text:style-name="P2"/>
      <text:p text:style-name="P2">Mon May 21, 2018 <text:span text:style-name="T1">4 miles</text:span> <text:s text:c="2"/></text:p>
      <text:p text:style-name="P2">I ran 4 miles on a hilly course and averaged 9:05/mile. <text:s/></text:p>
      <text:p text:style-name="P2">Splits: 10:28, 9:32, 8:34, 7:47</text:p>
      <text:p text:style-name="P2">The sum of all the accents on the course is 268 ft as measured using Google Earth.</text:p>
      <text:p text:style-name="P2"/>
      <text:p text:style-name="P2">Tues May 22, 2018 <text:span text:style-name="T1">3.75 miles</text:span> <text:s/></text:p>
      <text:p text:style-name="P2">I jogged ¼ mile and rested a few minutes. <text:s/>Then I ran 3 miles on a treadmill at 10:00/mile and warmed down with a ½ mile jog.</text:p>
      <text:p text:style-name="P2"/>
      <text:p text:style-name="P2">Wed May 23, 2018 <text:span text:style-name="T1">4.75 miles</text:span></text:p>
      <text:p text:style-name="P2">I ran with Tiffany Hrach and Jim Fitch on the Wise Center indoor track.</text:p>
      <text:p text:style-name="P2">We warmed up with 1.75 miles including ¼ miles of drills. <text:s/>Then we ran </text:p>
      <text:p text:style-name="P2">6 x ¼ mile with ¼ mile jogs after each run. <text:s/>The times for the first 3 runs was about 2:08 and for the last 3 runs about 2:04. </text:p>
      <text:p text:style-name="P2"/>
      <text:p text:style-name="P2">Thur May 24, 2018 <text:span text:style-name="T1">3 miles</text:span> </text:p>
      <text:p text:style-name="P2">I walked and ran 3 miles on hilly roads. <text:s/>I walked a minute at the beginning of each half mile and averaged 11:50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24T08:13:29.28</dc:date>
    <dc:creator>James Lombardi</dc:creator>
    <meta:editing-duration>P3DT2H51M49S</meta:editing-duration>
    <meta:editing-cycles>284</meta:editing-cycles>
    <meta:generator>OpenOffice/4.1.2$Win32 OpenOffice.org_project/412m3$Build-9782</meta:generator>
    <meta:document-statistic meta:table-count="0" meta:image-count="0" meta:object-count="0" meta:page-count="13" meta:paragraph-count="279" meta:word-count="3742" meta:character-count="18159"/>
  </office:meta>
</office:document-meta>
</file>